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Thảo luận với Takeo, cần quan tâm những thứ sau:</text:p>
      <text:p text:style-name="Standard"/>
      <text:p text:style-name="Standard">- Với TT-seq thì cần xem data này có care đến alternative splicing?</text:p>
      <text:p text:style-name="Standard">- Với seq data nói chung thì cần xem nó là pair hay single end</text:p>
      <text:p text:style-name="Standard">- Read là strand or not</text:p>
      <text:p text:style-name="Standard">- Gtf thì nên lấy trên gencode vì nó update mỗi tháng</text:p>
      <text:p text:style-name="Standard">- Cần hiểu reverse và forward strand</text:p>
      <text:p text:style-name="Standard">- Cần hiểu rõ những tham số người ta dùng</text:p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2-04T15:47:37.576588261</meta:creation-date>
    <dc:date>2021-12-04T16:18:43.553076125</dc:date>
    <meta:editing-duration>PT2M53S</meta:editing-duration>
    <meta:editing-cycles>2</meta:editing-cycles>
    <meta:generator>LibreOffice/7.1.7.2$Linux_X86_64 LibreOffice_project/10$Build-2</meta:generator>
    <meta:document-statistic meta:table-count="0" meta:image-count="0" meta:object-count="0" meta:page-count="1" meta:paragraph-count="7" meta:word-count="73" meta:character-count="330" meta:non-whitespace-character-count="264"/>
  </office:meta>
</office:document-meta>
</file>